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8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9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0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1" style:family="paragraph" style:parent-style-name="Text_20_body" style:list-style-name="L8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P13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4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5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6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7" style:family="paragraph" style:parent-style-name="Text_20_body" style:list-style-name="L7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18" style:family="paragraph" style:parent-style-name="Text_20_body" style:list-style-name="L8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style:font-name="Arial" fo:font-size="10.5pt" fo:letter-spacing="normal" fo:font-weight="normal"/>
    </style:style>
    <style:style style:name="T4" style:family="text">
      <style:text-properties style:font-name="Arial" fo:letter-spacing="normal" fo:font-weight="normal"/>
    </style:style>
    <style:style style:name="T5" style:family="text">
      <style:text-properties style:font-name="Arial" fo:font-size="12pt" fo:letter-spacing="normal" fo:font-weight="normal" style:font-size-asian="12pt" style:font-size-complex="12pt"/>
    </style:style>
    <style:style style:name="T6" style:family="text">
      <style:text-properties fo:background-color="#ffff00"/>
    </style:style>
    <style:style style:name="T7" style:family="text">
      <style:text-properties fo:background-color="transparen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1145">
        <text:p text:style-name="P2">1)</text:p>
        <text:p text:style-name="P3"><text:span text:style-name="Strong_20_Emphasis"><text:span text:style-name="T5">How can a DMZ help you create a secure design?</text:span></text:span></text:p>
        <text:p text:style-name="P3"><text:span text:style-name="Strong_20_Emphasis"><text:span text:style-name="T5"/></text:span></text:p>
        <text:list xml:id="list3241406018256198706" text:style-name="L1">
          <text:list-item>
            <text:p text:style-name="P4">It can reduce attack vectors<text:tab/><text:tab/><text:tab/><text:span text:style-name="T6">rigth</text:span></text:p>
            <text:p text:style-name="P13"><text:span text:style-name="T7">Comments: Network users can view the DMZ safe</text:span>ly. If attackers compromise that area, they’ll still be unable to access more sensitive areas within the LAN.</text:p>
          </text:list-item>
          <text:list-item>
            <text:p text:style-name="P4">It stores sensitive data</text:p>
          </text:list-item>
          <text:list-item>
            <text:p text:style-name="P4">It helps with vulnerability scanning</text:p>
          </text:list-item>
          <text:list-item>
            <text:p text:style-name="P4">It reduces nmap scans</text:p>
          </text:list-item>
        </text:list>
        <text:p text:style-name="P12">Score: 2.85</text:p>
      </text:section>
      <text:section text:style-name="Sect1" text:name="1146">
        <text:p text:style-name="P2">2)</text:p>
        <text:p text:style-name="P3"><text:span text:style-name="Strong_20_Emphasis"><text:span text:style-name="T5">What are some ways attackers target privileged users?</text:span></text:span><text:span text:style-name="T5"><text:line-break/>You can select more than one answer</text:span></text:p>
        <text:list xml:id="list7207757122502768127" text:style-name="L2">
          <text:list-item>
            <text:p text:style-name="P5">Command Injection</text:p>
          </text:list-item>
          <text:list-item>
            <text:p text:style-name="P5">Nmap scans</text:p>
          </text:list-item>
          <text:list-item>
            <text:p text:style-name="P5">Spear phishing<text:tab/><text:tab/><text:tab/><text:span text:style-name="T6">rigth</text:span></text:p>
            <text:p text:style-name="P14">Comments: Attackers often target privileged users such as administrators and engineers through phishing/spear phishing emails.</text:p>
          </text:list-item>
          <text:list-item>
            <text:p text:style-name="P5">Phishing<text:tab/><text:tab/><text:tab/><text:tab/><text:span text:style-name="T6">rigth</text:span></text:p>
            <text:p text:style-name="P14">Comments: Attackers often target privileged users such as administrators and engineers through phishing/spear phishing emails.</text:p>
          </text:list-item>
        </text:list>
        <text:p text:style-name="P12">Score: 2.85</text:p>
      </text:section>
      <text:section text:style-name="Sect1" text:name="1147">
        <text:p text:style-name="P2">3)</text:p>
        <text:p text:style-name="P3"><text:span text:style-name="Strong_20_Emphasis"><text:span text:style-name="T5">Which of the following are sources of log events?</text:span></text:span><text:span text:style-name="T5"><text:line-break/>You can select more than one answer</text:span></text:p>
        <text:p text:style-name="P3"><text:span text:style-name="T5"/></text:p>
        <text:list xml:id="list2119702646337113308" text:style-name="L3">
          <text:list-item>
            <text:p text:style-name="P6">IDS<text:tab/><text:tab/><text:tab/><text:tab/><text:tab/><text:span text:style-name="T6">rigth</text:span></text:p>
            <text:p text:style-name="P15">Comments: It is critical to ensure the logs you collect are sufficient to identify the root cause of a security incident.</text:p>
          </text:list-item>
          <text:list-item>
            <text:p text:style-name="P6">Firewall<text:tab/><text:tab/><text:tab/><text:tab/><text:span text:style-name="T6">rigth</text:span></text:p>
            <text:p text:style-name="P15">Comments: It is critical to ensure the logs you collect are sufficient to identify the root cause of a security incident.</text:p>
          </text:list-item>
          <text:list-item>
            <text:p text:style-name="P6">SIEM<text:tab/><text:tab/><text:tab/><text:tab/><text:tab/><text:span text:style-name="T6">rigth</text:span></text:p>
            <text:p text:style-name="P15">Comments: It is critical to ensure the logs you collect are sufficient to identify the root cause of a security incident.</text:p>
          </text:list-item>
          <text:list-item>
            <text:p text:style-name="P6">SQL Map</text:p>
          </text:list-item>
        </text:list>
        <text:p text:style-name="P12">Score: 2.86</text:p>
      </text:section>
      <text:section text:style-name="Sect1" text:name="1148">
        <text:p text:style-name="P2">4)</text:p>
        <text:p text:style-name="P3"><text:span text:style-name="Strong_20_Emphasis"><text:span text:style-name="T5">Which of the following can be vulnerable to data tampering in a network?</text:span></text:span><text:span text:style-name="T5"><text:line-break/></text:span><text:soft-page-break/><text:span text:style-name="T5">You can select more than one answer</text:span></text:p>
        <text:p text:style-name="P3"><text:span text:style-name="T5"/></text:p>
        <text:list xml:id="list4578147102875231175" text:style-name="L4">
          <text:list-item>
            <text:p text:style-name="P7">Network sniffing of unencrpted channels<text:tab/><text:tab/><text:span text:style-name="T6">rigth</text:span></text:p>
          </text:list-item>
          <text:list-item>
            <text:p text:style-name="P7">Smartphone connected to an insecure network<text:tab/><text:span text:style-name="T6">rigth</text:span></text:p>
          </text:list-item>
          <text:list-item>
            <text:p text:style-name="P7">Data stored in the DMZ<text:tab/><text:tab/><text:tab/><text:tab/><text:tab/><text:span text:style-name="T6">rigth</text:span></text:p>
          </text:list-item>
          <text:list-item>
            <text:p text:style-name="P7">SQLmap</text:p>
          </text:list-item>
        </text:list>
        <text:p text:style-name="P12">Score: 1.90</text:p>
      </text:section>
      <text:section text:style-name="Sect1" text:name="1149">
        <text:p text:style-name="P2">5)</text:p>
        <text:p text:style-name="P3"><text:span text:style-name="Strong_20_Emphasis"><text:span text:style-name="T5">Which of the following is an example of a threat detection system?</text:span></text:span></text:p>
        <text:p text:style-name="P3"><text:span text:style-name="Strong_20_Emphasis"><text:span text:style-name="T5"/></text:span></text:p>
        <text:p text:style-name="P3"><text:span text:style-name="T5">Buffer overflow</text:span></text:p>
        <text:list xml:id="list8629917807634671407" text:style-name="L6">
          <text:list-item>
            <text:p text:style-name="P9">IDS<text:tab/><text:tab/><text:tab/><text:tab/><text:tab/><text:tab/><text:tab/><text:tab/><text:span text:style-name="T6">rigth</text:span></text:p>
            <text:p text:style-name="P16">Comments: A network intrusion detection system (IDS) enables you to detect and respond to malicious traffic.</text:p>
          </text:list-item>
          <text:list-item>
            <text:p text:style-name="P9">SQL injection</text:p>
          </text:list-item>
          <text:list-item>
            <text:p text:style-name="P9">Cross site scripting</text:p>
          </text:list-item>
        </text:list>
        <text:p text:style-name="P12">Score: 2.86</text:p>
      </text:section>
      <text:section text:style-name="Sect1" text:name="1150">
        <text:p text:style-name="P2">6)</text:p>
        <text:p text:style-name="P3"><text:span text:style-name="Strong_20_Emphasis"><text:span text:style-name="T5">Which of the following can assist when investigating a cyber-attack?</text:span></text:span><text:span text:style-name="T5"><text:line-break/>You can select more than one answer</text:span></text:p>
        <text:p text:style-name="P3"><text:span text:style-name="T5"/></text:p>
        <text:list xml:id="list9112655508282323063" text:style-name="L7">
          <text:list-item>
            <text:p text:style-name="P10">Security logs<text:tab/><text:tab/><text:tab/><text:span text:style-name="T6">rigth</text:span></text:p>
            <text:p text:style-name="P17">Comments: Maintaining records, such as security logs, events, and syslogs, will help you investigate the compromise and prevent similar threats in the future.</text:p>
          </text:list-item>
          <text:list-item>
            <text:p text:style-name="P10">Security Events<text:tab/><text:tab/><text:span text:style-name="T6">rigth</text:span></text:p>
            <text:p text:style-name="P17">Comments: Maintaining records, such as security logs, events, and syslogs, will help you investigate the compromise and prevent similar threats in the future.</text:p>
          </text:list-item>
          <text:list-item>
            <text:p text:style-name="P10">Metasploit</text:p>
          </text:list-item>
          <text:list-item>
            <text:p text:style-name="P10">Syslogs<text:tab/><text:tab/><text:tab/><text:tab/><text:span text:style-name="T6">rigth</text:span></text:p>
            <text:p text:style-name="P17">Comments: Maintaining records, such as security logs, events, and syslogs, will help you investigate the compromise and prevent similar threats in the future.</text:p>
          </text:list-item>
        </text:list>
        <text:p text:style-name="P12">Score: 2.86</text:p>
      </text:section>
      <text:section text:style-name="Sect1" text:name="1151">
        <text:p text:style-name="P2">7)</text:p>
        <text:p text:style-name="P3"><text:span text:style-name="Strong_20_Emphasis"><text:span text:style-name="T5">Data tampering is a method that can result in service exploitation by modifying unencrypted data.</text:span></text:span></text:p>
        <text:p text:style-name="P3"><text:span text:style-name="Strong_20_Emphasis"><text:span text:style-name="T5"/></text:span></text:p>
        <text:list xml:id="list6669794996302914038" text:style-name="L8">
          <text:list-item>
            <text:p text:style-name="P11">True<text:tab/><text:tab/><text:tab/><text:tab/><text:tab/><text:span text:style-name="T6">rigth</text:span></text:p>
            <text:p text:style-name="P18">Comments: Data tampering is the act of deliberately modifying (destroying, manipulating, or editing) data through unauthorized channels.</text:p>
          </text:list-item>
          <text:list-item>
            <text:p text:style-name="P11">False</text:p>
          </text:list-item>
        </text:list>
        <text:p text:style-name="P12"><text:soft-page-break/>Score: 2.86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64cm" fo:margin-bottom="1.997cm" fo:margin-left="1.27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44S</meta:editing-duration>
    <meta:editing-cycles>3</meta:editing-cycles>
    <meta:generator>OpenOffice/4.1.14$Win32 OpenOffice.org_project/4114m1$Build-9811</meta:generator>
    <dc:date>2023-11-21T15:45:19.59</dc:date>
    <meta:document-statistic meta:table-count="0" meta:image-count="0" meta:object-count="0" meta:page-count="3" meta:paragraph-count="58" meta:word-count="459" meta:character-count="2728"/>
    <dc:creator>kaos sevdalisi</dc:creator>
    <meta:user-defined meta:name="Info 1"/>
    <meta:user-defined meta:name="Info 2"/>
    <meta:user-defined meta:name="Info 3"/>
    <meta:user-defined meta:name="Info 4"/>
  </office:meta>
</office:document-meta>
</file>